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.655cm" fo:min-width="5.215cm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1.528cm" fo:min-width="5.21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standard">
      <style:graphic-properties draw:stroke="none" svg:stroke-color="#000000" draw:fill="none" draw:fill-color="#ffffff" fo:min-height="2.036cm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1.528cm" fo:min-width="6.772cm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1.528cm" fo:min-width="6.391cm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1.528cm" fo:min-width="6.358cm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1.905cm" svg:x="1.063cm" svg:y="2.905cm">
          <text:p text:style-name="P1">DBus::Conn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715cm" svg:height="1.778cm" svg:x="5.381cm" svg:y="6.715cm">
          <text:p text:style-name="P1">DBus::Objec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3.92cm" svg:y1="4.81cm" svg:x2="5.381cm" svg:y2="7.604cm" draw:start-shape="id1" draw:start-glue-point="2" draw:end-shape="id2" draw:end-glue-point="3" svg:d="M3920 4810v2794h1461" svg:viewBox="0 0 1462 2795">
          <text:p text:style-name="P3">0 … N</text:p>
        </draw:connector>
        <draw:connector draw:style-name="gr3" draw:text-style-name="P4" draw:layer="layout" svg:x1="8.238cm" svg:y1="8.493cm" svg:x2="9.572cm" svg:y2="11.16cm" draw:start-shape="id2" draw:start-glue-point="2" draw:end-shape="id3" draw:end-glue-point="3" svg:d="M8238 8493v2667h1334" svg:viewBox="0 0 1335 2668">
          <text:p text:style-name="P3">0 … N</text:p>
        </draw:connector>
        <draw:custom-shape draw:style-name="gr2" draw:text-style-name="P2" xml:id="id3" draw:id="id3" draw:layer="layout" svg:width="5.715cm" svg:height="1.778cm" svg:x="9.572cm" svg:y="10.271cm">
          <text:p text:style-name="P1">DBus::Interf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5.715cm" svg:height="1.778cm" svg:x="13.509cm" svg:y="12.684cm">
          <text:p text:style-name="P1">DBus::Meth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5.715cm" svg:height="1.778cm" svg:x="13.509cm" svg:y="15.478cm">
          <text:p text:style-name="P1">DBus::Sig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2.429cm" svg:y1="12.049cm" svg:x2="13.509cm" svg:y2="13.573cm" draw:start-shape="id3" draw:start-glue-point="2" draw:end-shape="id4" draw:end-glue-point="3" svg:d="M12429 12049v1524h1080" svg:viewBox="0 0 1081 1525">
          <text:p/>
        </draw:connector>
        <draw:connector draw:style-name="gr4" draw:text-style-name="P4" draw:layer="layout" svg:x1="12.429cm" svg:y1="12.049cm" svg:x2="13.509cm" svg:y2="16.367cm" draw:start-shape="id3" draw:start-glue-point="2" draw:end-shape="id5" draw:end-glue-point="3" svg:d="M12429 12049v4318h1080" svg:viewBox="0 0 1081 4319">
          <text:p/>
        </draw:connector>
        <draw:frame draw:style-name="gr5" draw:text-style-name="P6" draw:layer="layout" svg:width="2.54cm" svg:height="1.143cm" svg:x="9.858cm" svg:y="14.97cm">
          <draw:text-box>
            <text:p>0 … N</text:p>
          </draw:text-box>
        </draw:frame>
        <draw:frame draw:style-name="gr6" draw:text-style-name="P6" draw:layer="layout" svg:width="8.922cm" svg:height="2.384cm" svg:x="11.477cm" svg:y="6.588cm">
          <draw:text-box>
            <text:p>Ex Path:<text:span text:style-name="T1"> </text:span><text:span text:style-name="T1">/org/freedesktop/D</text:span><text:span text:style-name="T1">Bus</text:span></text:p>
          </draw:text-box>
        </draw:frame>
        <draw:frame draw:style-name="gr7" draw:text-style-name="P7" draw:layer="layout" svg:width="11.557cm" svg:height="2.286cm" svg:x="8.366cm" svg:y="1.508cm">
          <draw:text-box>
            <text:p text:style-name="P1"><text:span text:style-name="T2">Local </text:span><text:span text:style-name="T2">Objects</text:span></text:p>
          </draw:text-box>
        </draw:frame>
        <draw:frame draw:style-name="gr6" draw:text-style-name="P6" draw:layer="layout" svg:width="8.922cm" svg:height="2.384cm" svg:x="15.446cm" svg:y="10.3cm">
          <draw:text-box>
            <text:p>Ex interface name:</text:p>
            <text:p><text:span text:style-name="T1">org.freedesktop.D</text:span><text:span text:style-name="T1">Bus</text:span></text:p>
          </draw:text-box>
        </draw:frame>
        <draw:custom-shape draw:style-name="gr2" draw:text-style-name="P2" xml:id="id6" draw:id="id6" draw:layer="layout" svg:width="5.715cm" svg:height="1.778cm" svg:x="13.7cm" svg:y="18.526cm">
          <text:p text:style-name="P1">DBus::Property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-0.384cm" svg:x1="12.429cm" svg:y1="12.124cm" svg:x2="13.7cm" svg:y2="19.415cm" draw:end-shape="id6" draw:end-glue-point="3" svg:d="M12429 12124h1v7291h1270" svg:viewBox="0 0 1272 7292">
          <text:p/>
        </draw:connector>
      </draw:page>
      <draw:page draw:name="page2" draw:style-name="dp1" draw:master-page-name="Default">
        <draw:custom-shape draw:style-name="gr1" draw:text-style-name="P2" xml:id="id7" draw:id="id7" draw:layer="layout" svg:width="5.715cm" svg:height="1.905cm" svg:x="1.094cm" svg:y="3.286cm">
          <text:p text:style-name="P1">DBus::Connec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715cm" svg:height="1.778cm" svg:x="5.412cm" svg:y="7.096cm">
          <text:p text:style-name="P1">DBus::ObjectProxy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951cm" svg:y1="5.191cm" svg:x2="5.412cm" svg:y2="7.985cm" draw:start-shape="id7" draw:start-glue-point="2" draw:end-shape="id8" draw:end-glue-point="3" svg:d="M3951 5191v2794h1461" svg:viewBox="0 0 1462 2795">
          <text:p text:style-name="P3">0 … N</text:p>
        </draw:connector>
        <draw:connector draw:style-name="gr3" draw:text-style-name="P4" draw:layer="layout" svg:x1="8.269cm" svg:y1="8.874cm" svg:x2="9.603cm" svg:y2="11.541cm" draw:start-shape="id8" draw:start-glue-point="2" draw:end-shape="id9" draw:end-glue-point="3" svg:d="M8269 8874v2667h1334" svg:viewBox="0 0 1335 2668">
          <text:p text:style-name="P3">0 … N</text:p>
        </draw:connector>
        <draw:custom-shape draw:style-name="gr8" draw:text-style-name="P2" xml:id="id9" draw:id="id9" draw:layer="layout" svg:width="7.272cm" svg:height="1.778cm" svg:x="9.603cm" svg:y="10.652cm">
          <text:p text:style-name="P1">DBus::InterfaceProxy</text:p>
          <draw:enhanced-geometry svg:viewBox="0 0 21600 21600" draw:type="rectangle" draw:enhanced-path="M 0 0 L 21600 0 21600 21600 0 21600 0 0 Z N"/>
        </draw:custom-shape>
        <draw:custom-shape draw:style-name="gr9" draw:text-style-name="P2" xml:id="id10" draw:id="id10" draw:layer="layout" svg:width="6.891cm" svg:height="1.778cm" svg:x="13.794cm" svg:y="13.064cm">
          <text:p text:style-name="P1">DBus::MethodProxy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6.858cm" svg:height="1.778cm" svg:x="13.827cm" svg:y="15.732cm">
          <text:p text:style-name="P1">DBus::SignalProxy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3.239cm" svg:y1="12.43cm" svg:x2="13.794cm" svg:y2="13.953cm" draw:start-shape="id9" draw:start-glue-point="2" draw:end-shape="id10" draw:end-glue-point="3" svg:d="M13239 12430v1523h555" svg:viewBox="0 0 556 1524">
          <text:p/>
        </draw:connector>
        <draw:connector draw:style-name="gr4" draw:text-style-name="P4" draw:layer="layout" svg:x1="13.239cm" svg:y1="12.43cm" svg:x2="13.827cm" svg:y2="16.621cm" draw:start-shape="id9" draw:start-glue-point="2" draw:end-shape="id11" draw:end-glue-point="3" svg:d="M13239 12430v4191h588" svg:viewBox="0 0 589 4192">
          <text:p/>
        </draw:connector>
        <draw:frame draw:style-name="gr5" draw:text-style-name="P6" draw:layer="layout" svg:width="2.54cm" svg:height="1.143cm" svg:x="9.857cm" svg:y="14.208cm">
          <draw:text-box>
            <text:p>0 … N</text:p>
          </draw:text-box>
        </draw:frame>
        <draw:frame draw:style-name="gr6" draw:text-style-name="P6" draw:layer="layout" svg:width="8.922cm" svg:height="2.384cm" svg:x="11.508cm" svg:y="6.969cm">
          <draw:text-box>
            <text:p>Ex Path:<text:span text:style-name="T1"> </text:span><text:span text:style-name="T1">/o</text:span><text:span text:style-name="T1">rg</text:span><text:span text:style-name="T1">/f</text:span><text:span text:style-name="T1">re</text:span><text:span text:style-name="T1">e</text:span><text:span text:style-name="T1">d</text:span><text:span text:style-name="T1">e</text:span><text:span text:style-name="T1">s</text:span><text:span text:style-name="T1">kt</text:span><text:span text:style-name="T1">o</text:span><text:span text:style-name="T1">p/</text:span><text:span text:style-name="T1">D</text:span><text:span text:style-name="T1">B</text:span><text:span text:style-name="T1">u</text:span><text:span text:style-name="T1">s</text:span></text:p>
          </draw:text-box>
        </draw:frame>
        <draw:frame draw:style-name="gr7" draw:text-style-name="P7" draw:layer="layout" svg:width="11.557cm" svg:height="2.286cm" svg:x="8.365cm" svg:y="1.509cm">
          <draw:text-box>
            <text:p text:style-name="P1"><text:span text:style-name="T2">Remote </text:span><text:span text:style-name="T2">Objects</text:span></text:p>
          </draw:text-box>
        </draw:frame>
        <draw:frame draw:style-name="gr6" draw:text-style-name="P6" draw:layer="layout" svg:width="8.922cm" svg:height="2.384cm" svg:x="17.256cm" svg:y="11.287cm">
          <draw:text-box>
            <text:p>Ex interface name:</text:p>
            <text:p><text:span text:style-name="T1">org.freedesktop.D</text:span><text:span text:style-name="T1">Bus</text:span></text:p>
          </draw:text-box>
        </draw:frame>
        <draw:custom-shape draw:style-name="gr10" draw:text-style-name="P2" draw:layer="layout" svg:width="6.858cm" svg:height="1.778cm" svg:x="13.827cm" svg:y="18.526cm">
          <text:p text:style-name="P1">DBus::PropertyProxy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252cm" svg:y1="15.2cm" svg:x2="13.84cm" svg:y2="19.391cm" svg:d="M13252 15200v4191h588" svg:viewBox="0 0 589 41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1T19:50:35.912911321</meta:creation-date>
    <dc:date>2020-12-19T15:31:12.460455272</dc:date>
    <meta:editing-duration>PT13M27S</meta:editing-duration>
    <meta:editing-cycles>9</meta:editing-cycles>
    <meta:generator>LibreOffice/6.1.5.2$Linux_X86_64 LibreOffice_project/10$Build-2</meta:generator>
    <meta:document-statistic meta:object-count="30"/>
  </office:meta>
</office:document-meta>
</file>